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ab9" officeooo:paragraph-rsid="001d0a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18:37:25.564193537</meta:creation-date>
    <dc:date>2017-07-30T18:38:23.101881873</dc:date>
    <meta:editing-duration>PT57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4.2$Linux_X86_64 LibreOffice_project/10m0$Build-2</meta:generator>
  </office:meta>
</office:document-meta>
</file>